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WO WAY PIPES</text:span></text:p>
      <text:p text:style-name="P1"><text:span text:style-name="T1"/></text:p>
      <text:p text:style-name="P1"><text:span text:style-name="T1">#include &lt;stdio.h&gt;</text:span></text:p>
      <text:p text:style-name="P1"><text:span text:style-name="T1">#include &lt;unistd.h&gt;</text:span></text:p>
      <text:p text:style-name="P1"><text:span text:style-name="T1">#include &lt;sys/types.h&gt;</text:span></text:p>
      <text:p text:style-name="P1"><text:span text:style-name="T1">#include&lt;stdlib.h&gt;</text:span></text:p>
      <text:p text:style-name="P1"><text:span text:style-name="T1"/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char* m1="Hello";</text:span></text:p>
      <text:p text:style-name="P1"><text:span text:style-name="T1"><text:s text:c="4"/>char* m2="BVRITH";</text:span></text:p>
      <text:p text:style-name="P1"><text:span text:style-name="T1"><text:s text:c="2"/></text:span></text:p>
      <text:p text:style-name="P1"><text:span text:style-name="T1"><text:tab/>char buf[16];</text:span></text:p>
      <text:p text:style-name="P1"><text:span text:style-name="T1"><text:tab/>int p1[2],p2[2], i,pid;</text:span></text:p>
      <text:p text:style-name="P1"><text:span text:style-name="T1"/></text:p>
      <text:p text:style-name="P1"><text:span text:style-name="T1"><text:tab/>if (pipe(p1)==-1){</text:span></text:p>
      <text:p text:style-name="P1"><text:span text:style-name="T1"><text:tab/> printf("pipe1 not created\n");</text:span></text:p>
      <text:p text:style-name="P1"><text:span text:style-name="T1"><text:tab/> return 1;</text:span></text:p>
      <text:p text:style-name="P1"><text:span text:style-name="T1"><text:tab/>}</text:span></text:p>
      <text:p text:style-name="P1"><text:span text:style-name="T1"><text:tab/>if (pipe(p2)==-1){</text:span></text:p>
      <text:p text:style-name="P1"><text:span text:style-name="T1"><text:tab/> printf("pipe2 not created\n");</text:span></text:p>
      <text:p text:style-name="P1"><text:span text:style-name="T1"><text:tab/> return 1;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<text:s text:c="3"/>/*<text:s text:c="2"/>printf("enter m1,m2 and m3");</text:span></text:p>
      <text:p text:style-name="P1"><text:span text:style-name="T1"><text:s text:c="5"/>scanf("%s%s%s",m1,m2,m3);</text:span></text:p>
      <text:p text:style-name="P1"><text:span text:style-name="T1"><text:s text:c="6"/>printf("%s%s%s",m1,m2,m3);*/</text:span></text:p>
      <text:p text:style-name="P1"><text:span text:style-name="T1"><text:s text:c="5"/>pid=fork();</text:span></text:p>
      <text:p text:style-name="P1"><text:span text:style-name="T1"><text:s/></text:span></text:p>
      <text:p text:style-name="P1"><text:span text:style-name="T1"><text:s/>if(pid!=0){</text:span></text:p>
      <text:p text:style-name="P1"><text:span text:style-name="T1"><text:s text:c="5"/>close(p1[0]);</text:span></text:p>
      <text:p text:style-name="P1"><text:span text:style-name="T1"><text:s text:c="5"/>close(p2[1]);</text:span></text:p>
      <text:p text:style-name="P1"><text:span text:style-name="T1"><text:s text:c="5"/>printf("writing to<text:s text:c="2"/>pipe:%s\n", m1);</text:span></text:p>
      <text:p text:style-name="P1"><text:span text:style-name="T1"><text:tab/> write(p1[1], m1, sizeof(buf));</text:span></text:p>
      <text:p text:style-name="P1"><text:span text:style-name="T1"><text:tab/>// printf("writing to<text:s text:c="2"/>pipe:%s\n", m1);</text:span></text:p>
      <text:p text:style-name="P1"><text:span text:style-name="T1"><text:tab/> read(p2[0], buf,sizeof(buf));</text:span></text:p>
      <text:p text:style-name="P1"><text:span text:style-name="T1"><text:tab/> printf("reading from pipe:%s\n", buf);</text:span></text:p>
      <text:p text:style-name="P1"><text:span text:style-name="T1">/* write(p[1], m2,<text:s text:c="2"/>sizeof(buf));</text:span></text:p>
      <text:p text:style-name="P1"><text:span text:style-name="T1"><text:tab/>printf("writing to pipe:%s\n", m2);</text:span></text:p>
      <text:p text:style-name="P1"><text:span text:style-name="T1"><text:tab/>write(p[1], m3,<text:s text:c="2"/>sizeof(buf));</text:span></text:p>
      <text:p text:style-name="P1"><text:span text:style-name="T1"><text:tab/>printf("writing to pipe:%s\n", m3);*/</text:span></text:p>
      <text:p text:style-name="P1"><text:span text:style-name="T1"><text:tab/></text:span></text:p>
      <text:p text:style-name="P1"><text:span text:style-name="T1"><text:tab/>wait(NULL);</text:span></text:p>
      <text:p text:style-name="P1"><text:span text:style-name="T1"><text:s/>}</text:span></text:p>
      <text:p text:style-name="P1"><text:span text:style-name="T1"><text:s/>else{</text:span></text:p>
      <text:p text:style-name="P1"><text:span text:style-name="T1"><text:s text:c="5"/>close(p1[1]);</text:span></text:p>
      <text:p text:style-name="P1"><text:span text:style-name="T1"><text:s text:c="5"/>close(p2[0]);</text:span></text:p>
      <text:p text:style-name="P1"><text:span text:style-name="T1"><text:s text:c="5"/>read(p1[0], buf,sizeof(buf));</text:span></text:p>
      <text:p text:style-name="P1"><text:span text:style-name="T1"><text:tab/> printf("reading from pipe:%s\n", buf);</text:span></text:p>
      <text:p text:style-name="P1"><text:span text:style-name="T1"><text:tab/> write(p2[1], m2, sizeof(buf));</text:span></text:p>
      <text:p text:style-name="P1"><text:span text:style-name="T1"><text:tab/> printf("writing to<text:s text:c="2"/>pipe:%s\n", m2);</text:span></text:p>
      <text:p text:style-name="P1"><text:span text:style-name="T1"><text:tab/><text:s text:c="2"/>//<text:tab/>for (i = 0; i &lt; 3; i++) {</text:span></text:p>
      <text:p text:style-name="P1"><text:span text:style-name="T1"><text:tab/><text:tab/>/* read pipe */</text:span></text:p>
      <text:p text:style-name="P1"><text:span text:style-name="T1">//<text:tab/>while(i=read(p[0], buf,sizeof(buf))&gt;0)</text:span></text:p>
      <text:p text:style-name="P1"><text:span text:style-name="T1"><text:tab/>//<text:tab/>printf("reading from pipe:%s\n", buf);</text:span></text:p>
      <text:p text:style-name="P1"><text:span text:style-name="T1"><text:tab/></text:span></text:p>
      <text:p text:style-name="P1"><text:span text:style-name="T1"/></text:p>
      <text:p text:style-name="P1"><text:span text:style-name="T1"><text:tab/><text:tab/></text:span></text:p>
      <text:p text:style-name="P1"><text:span text:style-name="T1"><text:s text:c="9"/>// if (i!= 0)</text:span></text:p>
      <text:p text:style-name="P1"><text:span text:style-name="T1"><text:s text:c="10"/>//<text:s text:c="2"/>exit(2);</text:span></text:p>
      <text:p text:style-name="P1"><text:span text:style-name="T1"><text:s text:c="7"/>// printf("Finished reading\n");</text:span></text:p>
      <text:p text:style-name="P1"><text:span text:style-name="T1"><text:s text:c="4"/></text:span></text:p>
      <text:p text:style-name="P1"><text:span text:style-name="T1"><text:s text:c="2"/>}</text:span></text:p>
      <text:p text:style-name="P1"><text:span text:style-name="T1"><text:tab/></text:span></text:p>
      <text:p text:style-name="P1"><text:span text:style-name="T1"><text:tab/>return 0;</text:span></text:p>
      <text:p text:style-name="P1"><text:span text:style-name="T1">}</text:span></text:p>
      <text:p text:style-name="P1"><text:span text:style-name="T1">OUTPUT:</text:span></text:p>
      <text:p text:style-name="P2"><draw:frame text:anchor-type="as-char" svg:width="60.85mm" svg:height="20.11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